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654" officeooo:paragraph-rsid="00133654"/>
    </style:style>
    <style:style style:name="P2" style:family="paragraph" style:parent-style-name="Standard">
      <style:text-properties officeooo:rsid="00133654" officeooo:paragraph-rsid="00133654"/>
    </style:style>
    <style:style style:name="P3" style:family="paragraph" style:parent-style-name="Standard">
      <style:text-properties officeooo:rsid="0014168f" officeooo:paragraph-rsid="0014168f"/>
    </style:style>
    <style:style style:name="P4" style:family="paragraph" style:parent-style-name="Standard">
      <style:text-properties officeooo:rsid="0014168f" officeooo:paragraph-rsid="001569b0"/>
    </style:style>
    <style:style style:name="P5" style:family="paragraph" style:parent-style-name="Standard">
      <style:text-properties officeooo:paragraph-rsid="0014168f"/>
    </style:style>
    <style:style style:name="P6" style:family="paragraph" style:parent-style-name="Standard">
      <style:text-properties officeooo:rsid="0014605d" officeooo:paragraph-rsid="0014605d"/>
    </style:style>
    <style:style style:name="P7" style:family="paragraph" style:parent-style-name="Standard">
      <style:text-properties officeooo:paragraph-rsid="0017135b"/>
    </style:style>
    <style:style style:name="T1" style:family="text">
      <style:text-properties officeooo:rsid="0013827e"/>
    </style:style>
    <style:style style:name="T2" style:family="text">
      <style:text-properties officeooo:rsid="0014168f"/>
    </style:style>
    <style:style style:name="T3" style:family="text">
      <style:text-properties officeooo:rsid="0014605d"/>
    </style:style>
    <style:style style:name="T4" style:family="text">
      <style:text-properties officeooo:rsid="0017135b"/>
    </style:style>
    <style:style style:name="T5" style:family="text">
      <style:text-properties officeooo:rsid="0017c3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n Reid</text:p>
      <text:p text:style-name="P1"><text:span text:style-name="T1">IT</text:span>210</text:p>
      <text:p text:style-name="P1">Airgead Bank Pseudocode</text:p>
      <text:p text:style-name="P1">7/1/2021</text:p>
      <text:p text:style-name="P1"/>
      <text:p text:style-name="P1">GET input (Initial Investment, Monthly Deposit, Interest, Number of years)</text:p>
      <text:p text:style-name="P1">FOR each year in years</text:p>
      <text:p text:style-name="P1"><text:tab/>FOR each month in year</text:p>
      <text:p text:style-name="P1"><text:tab/><text:tab/>CREATE node in linked list including the detail for each month of savings</text:p>
      <text:p text:style-name="P1"><text:tab/><text:tab/>(<text:span text:style-name="T2">Opening Amt, Deposit Amt, Total, Interest, Closing amt)</text:span></text:p>
      <text:p text:style-name="P7"><text:span text:style-name="T4">OUTPUT table description – </text:span><text:span text:style-name="T5">NO</text:span><text:span text:style-name="T4"> monthly deposit</text:span></text:p>
      <text:p text:style-name="P3">OUTPUT top of table</text:p>
      <text:p text:style-name="P3">FOR each item in linked list</text:p>
      <text:p text:style-name="P5"><text:span text:style-name="T2"><text:tab/>OUTPUT monthly summary </text:span><text:span text:style-name="T3">WITHOUT monthly deposits</text:span></text:p>
      <text:p text:style-name="P7"><text:span text:style-name="T4">OUTPUT table description – </text:span><text:span text:style-name="T5">WITH</text:span><text:span text:style-name="T4"> monthly deposit</text:span></text:p>
      <text:p text:style-name="P4">OUTPUT top of table</text:p>
      <text:p text:style-name="P6">FOR each item in linked list</text:p>
      <text:p text:style-name="P6"><text:tab/>OUTPUT monthly summary WITH monthly deposi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6:57:34.447489173</meta:creation-date>
    <meta:editing-duration>PT7M51S</meta:editing-duration>
    <meta:editing-cycles>9</meta:editing-cycles>
    <meta:generator>LibreOffice/6.4.7.2$Linux_X86_64 LibreOffice_project/40$Build-2</meta:generator>
    <dc:date>2021-08-04T07:05:42.116759792</dc:date>
    <meta:document-statistic meta:table-count="0" meta:image-count="0" meta:object-count="0" meta:page-count="1" meta:paragraph-count="17" meta:word-count="92" meta:character-count="576" meta:non-whitespace-character-count="492"/>
  </office:meta>
</office:document-meta>
</file>